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0ed2" officeooo:paragraph-rsid="001f0ed2"/>
    </style:style>
    <style:style style:name="P2" style:family="paragraph" style:parent-style-name="Text_20_body">
      <style:text-properties officeooo:paragraph-rsid="001f0ed2"/>
    </style:style>
    <style:style style:name="P3" style:family="paragraph" style:parent-style-name="Text_20_body">
      <style:text-properties fo:font-style="italic" officeooo:rsid="001f0ed2" officeooo:paragraph-rsid="001f0ed2" style:font-style-asian="italic" style:font-style-complex="italic"/>
    </style:style>
    <style:style style:name="P4" style:family="paragraph" style:parent-style-name="Heading_20_1">
      <style:text-properties officeooo:rsid="001f0ed2" officeooo:paragraph-rsid="001f0ed2"/>
    </style:style>
    <style:style style:name="P5" style:family="paragraph" style:parent-style-name="Heading_20_3">
      <style:text-properties officeooo:rsid="001f0ed2" officeooo:paragraph-rsid="001f0ed2"/>
    </style:style>
    <style:style style:name="P6" style:family="paragraph" style:parent-style-name="Text_20_body">
      <style:text-properties officeooo:paragraph-rsid="001f0ed2"/>
    </style:style>
    <style:style style:name="P7" style:family="paragraph" style:parent-style-name="Text_20_body">
      <style:text-properties officeooo:rsid="0027745d" officeooo:paragraph-rsid="0027745d"/>
    </style:style>
    <style:style style:name="P8" style:family="paragraph" style:parent-style-name="Text_20_body">
      <style:text-properties officeooo:rsid="00280c3b" officeooo:paragraph-rsid="00280c3b"/>
    </style:style>
    <style:style style:name="P9" style:family="paragraph" style:parent-style-name="Text_20_body">
      <style:paragraph-properties fo:break-before="page"/>
      <style:text-properties officeooo:rsid="00280c3b" officeooo:paragraph-rsid="00280c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jango Resources:</text:h>
      <text:h text:style-name="P5" text:outline-level="3">Tools:</text:h>
      <text:p text:style-name="P1">Simon Tatham For. (2022) Download PuTTY - a free SSH and telnet client for Windows. Retrieved June 14, 2022, from https://www.putty.org/</text:p>
      <text:p text:style-name="P1">Downloading And Using. (2022) Download Visual Studio Code Insiders. Retrieved June 14, 2022, from https://code.visualstudio.com/insiders/</text:p>
      <text:p text:style-name="P3">(VS Code Insider supports remote edits over SSH)</text:p>
      <text:p text:style-name="P1"/>
      <text:h text:style-name="P5" text:outline-level="3">Tutorials:</text:h>
      <text:p text:style-name="P2">Programming With Mosh. (2022) (7) Python Django Tutorial for Beginners - YouTube. Retrieved June 14, 2022, from <text:a xlink:type="simple" xlink:href="https://www.youtube.com/watch?v=rHux0gMZ3Eg" text:style-name="Internet_20_link" text:visited-style-name="Visited_20_Internet_20_Link">https://www.youtube.com/watch?v=rHux0gMZ3Eg</text:a></text:p>
      <text:p text:style-name="P2">Real Python. (2022) Get Started With Django Part 1: Build a Portfolio App – Real Python. Retrieved June 14, 2022, from https://realpython.com/get-started-with-django-1/</text:p>
      <text:p text:style-name="P2">The Acronym Crud. (2022) What is CRUD? | Codecademy. Retrieved June 14, 2022, from <text:a xlink:type="simple" xlink:href="https://www.codecademy.com/article/what-is-crud" text:style-name="Internet_20_link" text:visited-style-name="Visited_20_Internet_20_Link">https://www.codecademy.com/article/what-is-crud</text:a></text:p>
      <text:p text:style-name="P2">Course: BCDE215 Web Development, Topic: Course Overview. Retrieved June 14, 2022, from <text:a xlink:type="simple" xlink:href="https://moodle.ara.ac.nz/course/view.php?id=13253&amp;section=1#tabs-tree-start" text:style-name="Internet_20_link" text:visited-style-name="Visited_20_Internet_20_Link">https://moodle.ara.ac.nz/course/view.php?id=13253&amp;section=1#tabs-tree-start</text:a></text:p>
      <text:p text:style-name="P2">Something With Your. (2022) django not displaying image - Stack Overflow. Retrieved June 14, 2022, from <text:a xlink:type="simple" xlink:href="https://stackoverflow.com/questions/20848640/django-not-displaying-image" text:style-name="Internet_20_link" text:visited-style-name="Visited_20_Internet_20_Link">https://stackoverflow.com/questions/20848640/django-not-displaying-image</text:a></text:p>
      <text:p text:style-name="P2">On Rails Vs. (2022) Django CRUD Application - javatpoint. Retrieved June 14, 2022, from <text:a xlink:type="simple" xlink:href="https://www.javatpoint.com/django-crud-application" text:style-name="Internet_20_link" text:visited-style-name="Visited_20_Internet_20_Link">https://www.javatpoint.com/django-crud-application</text:a></text:p>
      <text:p text:style-name="P2">Fetching A List. (2022) Building a Django CRUD application in minutes. Retrieved June 14, 2022, from <text:a xlink:type="simple" xlink:href="https://www.sankalpjonna.com/learn-django/building-a-django-crud-application-in-minutes" text:style-name="Internet_20_link" text:visited-style-name="Visited_20_Internet_20_Link">https://www.sankalpjonna.com/learn-django/building-a-django-crud-application-in-minutes</text:a></text:p>
      <text:p text:style-name="P2">Typing The Executable. (2022) How to Add a Directory to PATH in Linux | Linuxize. Retrieved June 15, 2022, from https://linuxize.com/post/how-to-add-directory-to-path-in-linux/</text:p>
      <text:p text:style-name="P2">B. Chen. (2022) Create Virtual Environment using “virtualenv” and add it to Jupyter Notebook | by B. Chen | Towards Data Science. Retrieved June 15, 2022, from <text:a xlink:type="simple" xlink:href="https://towardsdatascience.com/create-virtual-environment-using-virtualenv-and-add-it-to-jupyter-notebook-6e1bf4e03415" text:style-name="Internet_20_link" text:visited-style-name="Visited_20_Internet_20_Link">https://towardsdatascience.com/create-virtual-environment-using-virtualenv-and-add-it-to-jupyter-notebook-6e1bf4e03415</text:a></text:p>
      <text:p text:style-name="P2">Learn Django. (2022) Django Login and Logout Tutorial | LearnDjango.com. Retrieved June 15, 2022, from <text:a xlink:type="simple" xlink:href="https://learndjango.com/tutorials/django-login-and-logout-tutorial" text:style-name="Internet_20_link" text:visited-style-name="Visited_20_Internet_20_Link">https://learndjango.com/tutorials/django-login-and-logout-tutorial</text:a></text:p>
      <text:p text:style-name="P7">... and a lot of StackOverflow</text:p>
      <text:p text:style-name="P9">LOGINS:</text:p>
      <text:p text:style-name="P8">Superuser: ubuntu</text:p>
      <text:p text:style-name="P8">Super Password: 2022BCDE215</text:p>
      <text:p text:style-name="P8"/>
      <text:p text:style-name="P8">MSQL USER: ArtworksNZ</text:p>
      <text:p text:style-name="P8">MYSQL Password: 2022BCDE21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6:44:14.654955053</meta:creation-date>
    <dc:date>2022-06-15T21:46:15.039788263</dc:date>
    <meta:editing-duration>PT9H19M5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247" meta:character-count="2223" meta:non-whitespace-character-count="1997"/>
  </office:meta>
</office:document-meta>
</file>